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94663"/>
    </style:style>
    <style:style style:name="P2" style:family="paragraph" style:parent-style-name="Preformatted_20_Text">
      <style:text-properties officeooo:rsid="00094663" officeooo:paragraph-rsid="00094663"/>
    </style:style>
    <style:style style:name="T1" style:family="text">
      <style:text-properties officeooo:rsid="00094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Если долго восстанавливаются пакеты, например при выполнении команды - </text:span></text:p>
      <text:p text:style-name="P1"><text:span text:style-name="T1">restore &lt;имя проекта&gt;.csproj</text:span> </text:p>
      <text:p text:style-name="P2">то проблема может быть в распознавании имен.</text:p>
      <text:p text:style-name="P2"/>
      <text:p text:style-name="P2">Для решения проблемы узнаем ip репозитория и добавляем в hosts</text:p>
      <text:p text:style-name="P2"/>
      <text:p text:style-name="P2">Выполняем:</text:p>
      <text:p text:style-name="P2">ping api.nuget.org</text:p>
      <text:p text:style-name="P2"/>
      <text:p text:style-name="P2">полученный ip заполняем в /etc/hosts, например:</text:p>
      <text:p text:style-name="P2"/>
      <text:p text:style-name="P2">13.107.213.53 api.nuget.org</text:p>
      <text:p text:style-name="P2"/>
      <text:p text:style-name="P2">Должно работать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21:22:16.345777043</dc:date>
    <meta:editing-duration>PT3M59S</meta:editing-duration>
    <meta:editing-cycles>1</meta:editing-cycles>
    <meta:generator>LibreOffice/24.2.1.2$Linux_X86_64 LibreOffice_project/db4def46b0453cc22e2d0305797cf981b68ef5ac</meta:generator>
    <meta:document-statistic meta:table-count="0" meta:image-count="0" meta:object-count="0" meta:page-count="1" meta:paragraph-count="9" meta:word-count="42" meta:character-count="323" meta:non-whitespace-character-count="288"/>
  </office:meta>
</office:document-meta>
</file>